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Standard" style:family="paragraph">
      <style:paragraph-properties fo:text-align="center"/>
      <style:text-properties fo:font-weight="bold" style:font-weight-asian="bold" fo:font-size="16pt" style:font-size-asian="16pt" style:font-size-complex="16pt"/>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text-underline-type="single" style:text-underline-style="solid" style:text-underline-width="auto" style:text-underline-mode="continuous"/>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name="T11" style:parent-style-name="Absatz-Standardschriftart" style:family="text">
      <style:text-properties fo:font-weight="bold" style:font-weight-asian="bold"/>
    </style:style>
    <style:style style:name="P12" style:parent-style-name="Standard" style:family="paragraph">
      <style:text-properties fo:font-weight="bold" style:font-weight-asian="bold"/>
    </style:style>
    <style:style style:name="P13" style:parent-style-name="Standard" style:family="paragraph">
      <style:paragraph-properties fo:margin-left="0.1354in">
        <style:tab-stops/>
      </style:paragraph-properties>
      <style:text-properties fo:font-weight="bold" style:font-weight-asian="bold"/>
    </style:style>
    <style:style style:name="P14" style:parent-style-name="Standard" style:family="paragraph">
      <style:text-properties fo:font-weight="bold" style:font-weight-asian="bold"/>
    </style:style>
    <style:style style:name="P15" style:parent-style-name="Standard" style:family="paragraph">
      <style:text-properties fo:font-weight="bold" style:font-weight-asian="bold"/>
    </style:style>
    <style:style style:name="P16" style:parent-style-name="Standard" style:family="paragraph">
      <style:text-properties fo:font-weight="bold" style:font-weight-asian="bold"/>
    </style:style>
    <style:style style:name="P17" style:parent-style-name="Standard" style:family="paragraph">
      <style:text-properties fo:font-weight="bold" style:font-weight-asian="bold"/>
    </style:style>
    <style:style style:name="P18" style:parent-style-name="Standard" style:family="paragraph">
      <style:text-properties fo:font-weight="bold" style:font-weight-asian="bold"/>
    </style:style>
    <style:style style:name="P19" style:parent-style-name="Standard" style:family="paragraph">
      <style:text-properties fo:font-weight="bold" style:font-weight-asian="bold"/>
    </style:style>
    <style:style style:name="P20" style:parent-style-name="Standard" style:family="paragraph">
      <style:text-properties fo:font-weight="bold" style:font-weight-asian="bold"/>
    </style:style>
    <style:style style:name="P21" style:parent-style-name="Standard" style:family="paragraph">
      <style:text-properties fo:font-weight="bold" style:font-weight-asian="bold" style:text-underline-type="single" style:text-underline-style="solid" style:text-underline-width="auto" style:text-underline-mode="continuous"/>
    </style:style>
    <style:style style:name="P22" style:parent-style-name="Standard" style:family="paragraph">
      <style:text-properties fo:font-weight="bold" style:font-weight-asian="bold"/>
    </style:style>
    <style:style style:name="P23" style:parent-style-name="Standard" style:family="paragraph">
      <style:text-properties fo:font-weight="bold" style:font-weight-asian="bold"/>
    </style:style>
    <style:style style:name="P24" style:parent-style-name="Standard" style:family="paragraph">
      <style:text-properties fo:font-weight="bold" style:font-weight-asian="bold"/>
    </style:style>
    <style:style style:name="P25" style:parent-style-name="Standard" style:family="paragraph">
      <style:text-properties fo:font-weight="bold" style:font-weight-asian="bold"/>
    </style:style>
    <style:style style:name="P26" style:parent-style-name="Standard" style:family="paragraph">
      <style:text-properties fo:font-weight="bold" style:font-weight-asian="bold" style:text-underline-type="single" style:text-underline-style="solid" style:text-underline-width="auto" style:text-underline-mode="continuous"/>
    </style:style>
    <style:style style:name="T27" style:parent-style-name="Absatz-Standardschriftart" style:family="text">
      <style:text-properties fo:font-weight="bold" style:font-weight-asian="bold"/>
    </style:style>
    <style:style style:name="T28" style:parent-style-name="Absatz-Standardschriftart" style:family="text">
      <style:text-properties fo:font-weight="bold" style:font-weight-asian="bold"/>
    </style:style>
  </office:automatic-styles>
  <office:body>
    <office:text text:use-soft-page-breaks="true">
      <text:p text:style-name="P1">Test Plan</text:p>
      <text:p text:style-name="P2"/>
      <text:p text:style-name="P3">Um hohe Codequalität zu gewährleisten sollen alle Codesegmente der Mosti-Software hinreichend getestet werden. Das Testen der Codesegmente wird in drei Bereiche aufgeteilt,<text:s/>diese wären der User-Acceptance-Test, der Funktionalitätstest und der Vollständigkeitstest.<text:s/></text:p>
      <text:p text:style-name="P4"/>
      <text:p text:style-name="P5">User-Acceptance-Test:</text:p>
      <text:p text:style-name="P6">Für den User-Acceptance-Test stehen uns mehrere Mitarbeiter der Mosterei Hemau zur Verfügung. Nach einer kurzen Einweisung, sollen sie die Funktionalitäten des Programms eigenständig ausführen. Ihre erlangten Eindrücke sollen anhand folgendem Template festgehalten werden.</text:p>
      <text:p text:style-name="P7"/>
      <text:p text:style-name="P8">1. Testnummer</text:p>
      <text:p text:style-name="P9">2. Datum</text:p>
      <text:p text:style-name="P10">3. Rolle des Testers</text:p>
      <text:p text:style-name="Standard"><text:span text:style-name="T11">4. Testmodule</text:span></text:p>
      <text:p text:style-name="P12">5. Es ist eine bestimmte Funktionalität gegeben (z.B. Kunde erstellen/Mitarbeiter erstellen/</text:p>
      <text:p text:style-name="P13">Termin erstellen, Dienstleistung erstellen, Produkt erstellen, Schichtplan erstellen, <text:s text:c="4"/>Kassenfunktionstest) und soll vom Tester in einer gewissen Zeit ausgeführt werden.</text:p>
      <text:p text:style-name="P14">6. Es wird dokumentiert,<text:s/>ob der Tester die Aufgabe in der gegebenen Zeit ausführen konnte.</text:p>
      <text:p text:style-name="P15"/>
      <text:p text:style-name="P16">Die User-Acceptance-Tests sollen regelmäßig, bei Abschluss eines Arbeitspaketes,<text:s/>durchgeführt werden.</text:p>
      <text:p text:style-name="P17"/>
      <text:p text:style-name="P18"/>
      <text:p text:style-name="P19"/>
      <text:p text:style-name="P20"/>
      <text:p text:style-name="P21">Funktionalitätstest:</text:p>
      <text:p text:style-name="P22">Die Funktionstests werden mit Hilfe von JUnit Tests durchgeführt. Dabei werden alle Methoden dahingehend geprüft, dass ihr Ergebnis mit dem erwarteten Ergebnis verglichen wird. Gefundene Fehler werden im System Lean Testing vermerkt und zum schnellstmöglichen Zeitpunkt behoben.</text:p>
      <text:p text:style-name="P23">Die Tests werden innerhalb der Eclipse-Software dokumentiert.</text:p>
      <text:p text:style-name="P24"/>
      <text:p text:style-name="P25"/>
      <text:p text:style-name="P26">Vollständigkeitstest:</text:p>
      <text:p text:style-name="Standard"><text:span text:style-name="T27">Der Vollständigkeitstest wird mithilfe des Eclipse-Tools EclEmma durchgeführt. Hierbei wird das Testprogramm auf Vollständigkeit geprüft. (Das Ziel des<text:s/></text:span><text:span text:style-name="T28">Vollständigkeitstests ist eine Code-Coverage von mehr als 90%) Abhängig von den im Vollständigkeitstest erhaltenen Ergebnissen, müssen eventuell Funktionalitätstests erneut durchgeführt werden.<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mi</meta:initial-creator>
    <dc:creator>Irmi</dc:creator>
    <meta:creation-date>2016-04-11T09:52:00Z</meta:creation-date>
    <dc:date>2016-05-31T16:25:00Z</dc:date>
    <meta:template xlink:href="Normal" xlink:type="simple"/>
    <meta:editing-cycles>10</meta:editing-cycles>
    <meta:editing-duration>PT0S</meta:editing-duration>
    <meta:document-statistic meta:page-count="1" meta:paragraph-count="3" meta:word-count="250" meta:character-count="1827" meta:row-count="13" meta:non-whitespace-character-count="1580"/>
  </office:meta>
</office:document-meta>
</file>